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normal" fo:font-family="'Times New Roman'" style:font-family-asian="'Times New Roman'" style:font-family-complex="'Times New Roman'" fo:background-color="transparent" style:use-window-font-color="true"/>
    </style:style>
    <style:style style:name="T3" style:family="text">
      <style:text-properties fo:font-size="14.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4.00pt" fo:font-weight="normal" fo:font-family="'Times New Roman'" style:font-family-asian="'Times New Roman'" style:font-family-complex="'Times New Roman'"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center"/>
    </style:style>
    <style:style style:name="P6" style:family="paragraph">
      <style:paragraph-properties fo:line-height="100.00%" fo:text-align="left"/>
    </style:style>
  </office:automatic-styles>
  <office:body>
    <office:text>
      <text:p text:style-name="P1"><text:span text:style-name="T1"/></text:p>
      <text:p text:style-name="P1"><text:span text:style-name="T2">Grupp 9 feedback</text:span></text:p>
      <text:p text:style-name="P2"><text:span text:style-name="T3">Kravdokument</text:span></text:p>
      <text:p text:style-name="P2"><text:span text:style-name="T3"/></text:p>
      <text:p text:style-name="P2"><text:span text:style-name="T4">Kravdokumentet ser lika bra som det gjorde innan: Jätte tydligt och bra skriven.</text:span></text:p>
      <text:p text:style-name="P2"><text:span text:style-name="T4">Ordlistan innehåller förklaring för allt som kan gälla. Har dock några kommentarer om det. Jag skulle föredra att förklaringarna är också på Svenska med tankten att majoriteten är det. "New Game Plus" tillåter spelaren att behålla nästan alla sina "Items" och "moves". Det som man inte behåller är nivåerna vanligt vis.</text:span></text:p>
      <text:p text:style-name="P2"><text:span text:style-name="T4">Krav är indelade till krav som måste uppfyllas, kanske uppfyllas och bör uppfyllas. Varje krav är förklarad i bra detaljer och det är lätt att hänga med.</text:span></text:p>
      <text:p text:style-name="P2"><text:span text:style-name="T4">Gruppen förklarade i början varför dem bestämde att inte implementera några krav, fast det bode har varit bättre om man förklade varför man blev av med varje struken krav individuellt.</text:span></text:p>
      <text:p text:style-name="P2"><text:span text:style-name="T4"/></text:p>
      <text:p text:style-name="P3"><text:span text:style-name="T5">Testdokument</text:span></text:p>
      <text:p text:style-name="P4"><text:span text:style-name="T6">Jag tänker att man bode förklara vad "Ett skrumprocess betyder i ordlistan". Samma för "V format". Annars är tesdokumentet och sättet man testade varje krav jätte tydligt och rätt att följa.</text:span></text:p>
      <text:p text:style-name="P4"><text:span text:style-name="T6">Refernenserna saknas här också men det sägs att man klarar det senare.</text:span></text:p>
      <text:p text:style-name="P4"><text:span text:style-name="T6">En sak till jag märkte att man uppdaterade versionen tre gånger på samma dag.</text:span></text:p>
      <text:p text:style-name="P4"><text:span text:style-name="T6"/></text:p>
      <text:p text:style-name="P4"><text:span text:style-name="T6"/></text:p>
      <text:p text:style-name="P4"><text:span text:style-name="T6"/></text:p>
      <text:p text:style-name="P4"><text:span text:style-name="T6"/></text:p>
      <text:p text:style-name="P5"><text:span text:style-name="T7"/></text:p>
      <text:p text:style-name="P6"><text:span text:style-name="T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